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140668" officeooo:paragraph-rsid="00140668"/>
    </style:style>
    <style:style style:name="P2" style:family="paragraph" style:parent-style-name="Standard">
      <style:text-properties style:font-name="FreeMono" officeooo:rsid="001453e8" officeooo:paragraph-rsid="001453e8"/>
    </style:style>
    <style:style style:name="P3" style:family="paragraph" style:parent-style-name="Standard">
      <style:text-properties style:font-name="FreeMono" officeooo:rsid="00158a11" officeooo:paragraph-rsid="00158a11"/>
    </style:style>
    <style:style style:name="P4" style:family="paragraph" style:parent-style-name="Standard">
      <style:text-properties style:font-name="FreeMono" officeooo:rsid="00173db3" officeooo:paragraph-rsid="00173db3"/>
    </style:style>
    <style:style style:name="P5" style:family="paragraph" style:parent-style-name="Standard">
      <style:text-properties style:font-name="FreeMono" officeooo:rsid="001a1cd1" officeooo:paragraph-rsid="001a1cd1"/>
    </style:style>
    <style:style style:name="P6" style:family="paragraph" style:parent-style-name="Standard">
      <style:text-properties style:font-name="FreeMono" officeooo:rsid="001a3a39" officeooo:paragraph-rsid="001a3a39"/>
    </style:style>
    <style:style style:name="T1" style:family="text">
      <style:text-properties officeooo:rsid="00158a11"/>
    </style:style>
    <style:style style:name="T2" style:family="text">
      <style:text-properties officeooo:rsid="00173305"/>
    </style:style>
    <style:style style:name="T3" style:family="text">
      <style:text-properties officeooo:rsid="0017a30c"/>
    </style:style>
    <style:style style:name="T4" style:family="text">
      <style:text-properties style:text-position="super 58%" officeooo:rsid="0017a30c"/>
    </style:style>
    <style:style style:name="T5" style:family="text">
      <style:text-properties officeooo:rsid="001a3a39"/>
    </style:style>
    <style:style style:name="T6" style:family="text">
      <style:text-properties officeooo:rsid="001b346f"/>
    </style:style>
    <style:style style:name="T7" style:family="text">
      <style:text-properties officeooo:rsid="001e54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Midterm; <text:span text:style-name="T7">Topics</text:span></text:p>
      <text:p text:style-name="P1">GS 200</text:p>
      <text:p text:style-name="P1"/>
      <text:p text:style-name="P2">1.<text:tab/>Assimilation is the process by which immigrants to a society <text:span text:style-name="T1">assume roles and idiosyncrasies of that society to better blend in and resemble the new culture. This can be a point of contention for immigrants who are temporarily living in an area, or don't have access to the tools which aide in assimilation. We have read about this theme in both Persepolis, where Marj works to find where she fits in at her home abroad, and in discussing refugee situations in which persons are not expected to be permanent residents.</text:span></text:p>
      <text:p text:style-name="P2"/>
      <text:p text:style-name="P3">2.<text:tab/><text:span text:style-name="T2">Confucianism relates to the teachings of the Chinese philosopher Confucius in how he promoted the values of the Zhou dynasty and promoted or founded a secular, way-of-life style religion. We saw during our guest lecture that Confucianism plays a heavy role in both the historical context and current development of China's society and culture. By viewing China's current president's stance and statements on Confucianism in different lights, we can gain perspective on his goals for current day China. When we understand that Confucianism was demoded by the current government, Xi JinPing's statement can be seen as cherry picking desired aspects of Confucianism or otherwise using Confucianism as a political tool to affect foreign or domestic midsets.</text:span></text:p>
      <text:p text:style-name="P3"/>
      <text:p text:style-name="P4">3.<text:tab/><text:span text:style-name="T3">The civilizing mission was a tool used to justify colonization and colonial rule during the 19</text:span><text:span text:style-name="T4">th</text:span><text:span text:style-name="T3"> and 20</text:span><text:span text:style-name="T4">th</text:span><text:span text:style-name="T3"> centuries. The viewpoint that colonization brought prosperity helped promote a system which we now understand to have committed irreversible damage to peoples colonized and forced into slavery. We discussed several advertisements which promote the civilizing mission by showing native people as uncultured and in need of guidance by the government or empire.</text:span></text:p>
      <text:p text:style-name="P4"/>
      <text:p text:style-name="P5">4.<text:tab/><text:span text:style-name="T5">Push factors are situations or developments which encourage persons to migrate away from a country, as opposed to pull factors that entice migrants to a new country. The scene of global migration is powered in part by push factors where people move to find safety, jobs, or ideological freedom. As we discussed in class, one push factor is instability in Syria, which has generated a large number of refugees.</text:span></text:p>
      <text:p text:style-name="P5"/>
      <text:p text:style-name="P6">5.<text:tab/><text:span text:style-name="T6">Remittances are money-transfers from a migrant or immigrant worker to a relative at home. Funds sent as remittances play a role in the global economy as money shifts between nations and influences how wages are spent. As we discussed in class, remittances may affect <text:s/>developing countries by providing economic development even though the worker has le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09:04:05.609824560</meta:creation-date>
    <dc:date>2016-09-29T21:50:54.827864501</dc:date>
    <meta:editing-duration>PT1H12M45S</meta:editing-duration>
    <meta:editing-cycles>9</meta:editing-cycles>
    <meta:generator>LibreOffice/5.2.1.2$Linux_X86_64 LibreOffice_project/20m0$Build-2</meta:generator>
    <meta:document-statistic meta:table-count="0" meta:image-count="0" meta:object-count="0" meta:page-count="1" meta:paragraph-count="8" meta:word-count="412" meta:character-count="2551" meta:non-whitespace-character-count="2146"/>
  </office:meta>
</office:document-meta>
</file>